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ManagerImpl.deleteAllLanguageVersions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ManagerImpl.copyInSiteStructure( Document sourceDoc , Document destDoc , String destPat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ocumentManagerImpl.copyToArea( Document sourceDoc , String destination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ManagerImpl.add( DocumentFactory factory , ResourceType documentType , InputStream initialContentsStream , Publication pub , String area , String language , String extension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ManagerImpl.add( Document sourceDocument , String area , String path , String language , String extension , String navigationTitle ,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ManagerImpl.deleteAll( Document doc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cumentManagerImpl.add( DocumentFactory factory , ResourceType documentType , InputStream initialContentsStream , Publication pub , String area , String path , String language , String extension , String navigationTitle , boolean visibleInNav , String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TargetVisitor.SourceTargetVisitor( DocumentManager manager , Document source , DocumentLoca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ManagerImpl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ManagerImpl.move( Document sourceDocument , DocumentLocator desti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cumentManagerImpl.copyToVersion( Document sourceDoc , String destinationArea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ManagerImpl.copyMetaData( Document source , Document destin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ManagerImpl.create( InputStream stream ,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ManagerImpl.addToSiteManager( String path , Document document , String navigationTitle ,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ManagerImpl.addVersion( Document sourceDocument , String area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ManagerImpl.copyContent( Document sourceDocument , Document destination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cumentManagerImpl.preOrder( Sit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ManagerImpl.moveAll( Area sourceArea , String sourcePath , Area targetArea , String targe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ManagerImpl.add( DocumentFactory factory , ResourceType documentType , String uuid , InputStream stream , Publication pub , String area , String language , String extension , String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cumentManagerImpl.copyToArea( DocumentSet documentSet , String destination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ManagerImpl.copy( Document sourceDoc , DocumentLocator desti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cumentManagerImpl.addToSiteManager( String path , Document document , String navigationTitle , boolean visibleInNav , String followingSibling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ManagerImpl.generateUU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urceTargetVisitor.getRoo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ManagerImpl.add( DocumentFactory factory , ResourceType documentType , String initialContentsURI , Publication pub , String area , String path , String language , String extension , String navigationTitle , boolean visibleInNa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TargetVisitor.getRoo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Visitor.getDocum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argetVisitor.getDocum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ManagerImpl.move( DocumentSet sources , DocumentSet destin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ManagerImpl.contextualize( Context _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Visitor.DeleteVisitor( Docum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ManagerImpl.copyDocumentSource( Document sourceDocument , Document destination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ManagerImpl.exists( DocumentFactory factory , Publication pub , String area , String uuid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ManagerImpl.copyAllLanguageVersions( Area sourceArea , String sourcePath , Area targetArea , String targe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cumentManagerImpl.copyAll( Area sourceArea , String sourcePath , Area targetArea , String targe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ManagerImpl.copyRevisions( Document sourceDoc , Document target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ManagerImpl.copy( SourceResolver resolver , InputStream sourceInputStream , Document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cumentManagerImpl.delete( DocumentSet doc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ocumentManagerImpl.add( DocumentFactory factory , ResourceType documentType , String initialContentsURI , Publication pub , String area , String language , String exten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umentManagerImpl.copy( DocumentSet sources , DocumentSet destin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urceTargetVisitor.getTarget( Documen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ManagerImpl.getMimeTyp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ManagerImpl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Visitor.visit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ManagerImpl.delete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ManagerImpl.moveAllLanguageVersions( Area sourceArea , String sourcePath , Area targetArea , String targe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cumentManagerImpl.sortAscending( DocumentSet s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ocumentManagerImpl.addVersion( Document sourceDocument , String area , String language , boolean addToSiteStruct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